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Scala js 反应式编程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a js 简介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<text:a xlink:href="https://www.scala-js.org/" xlink:type="simple">https://www.scala-js.org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基础库：强类型dom库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Typed dom lib</text:p>
              </text:list-item>
              <text:list-item>
                <text:p/>
              </text:list-item>
              <text:list-item>
                <text:p>http://scala-js.github.io/scala-js-dom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7T20:12:32.430392184</meta:creation-date>
    <meta:editing-duration>PT25M45S</meta:editing-duration>
    <meta:editing-cycles>3</meta:editing-cycles>
    <meta:generator>LibreOffice/6.2.8.2$Linux_X86_64 LibreOffice_project/20$Build-2</meta:generator>
    <dc:title>Alizarin</dc:title>
    <dc:date>2019-12-17T20:48:28.815452872</dc:date>
    <meta:document-statistic meta:object-count="53"/>
  </office:meta>
</office:document-meta>
</file>